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8.6827in" svg:y="2.0602in">
            <draw:object draw:notify-on-update-of-ranges="Sheet1.A1:Sheet1.A1 Sheet1.A2:Sheet1.A102 Sheet1.B1:Sheet1.B1 Sheet1.B2:Sheet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])" office:value-type="float" office:value="0" calcext:value-type="float">
            <text:p>0</text:p>
          </table:table-cell>
        </table:table-row>
        <table:table-row table:style-name="ro1">
          <table:table-cell table:formula="of:=[.A2]+2*PI()/100" office:value-type="float" office:value="0.0628318530717959" calcext:value-type="float">
            <text:p>0.062831853071796</text:p>
          </table:table-cell>
          <table:table-cell table:formula="of:=SIN([.A3])" office:value-type="float" office:value="0.0627905195293134" calcext:value-type="float">
            <text:p>0.062790519529313</text:p>
          </table:table-cell>
        </table:table-row>
        <table:table-row table:style-name="ro1">
          <table:table-cell table:formula="of:=[.A3]+2*PI()/100" office:value-type="float" office:value="0.125663706143592" calcext:value-type="float">
            <text:p>0.125663706143592</text:p>
          </table:table-cell>
          <table:table-cell table:formula="of:=SIN([.A4])" office:value-type="float" office:value="0.125333233564304" calcext:value-type="float">
            <text:p>0.125333233564304</text:p>
          </table:table-cell>
        </table:table-row>
        <table:table-row table:style-name="ro1">
          <table:table-cell table:formula="of:=[.A4]+2*PI()/100" office:value-type="float" office:value="0.188495559215388" calcext:value-type="float">
            <text:p>0.188495559215388</text:p>
          </table:table-cell>
          <table:table-cell table:formula="of:=SIN([.A5])" office:value-type="float" office:value="0.187381314585725" calcext:value-type="float">
            <text:p>0.187381314585725</text:p>
          </table:table-cell>
        </table:table-row>
        <table:table-row table:style-name="ro1">
          <table:table-cell table:formula="of:=[.A5]+2*PI()/100" office:value-type="float" office:value="0.251327412287183" calcext:value-type="float">
            <text:p>0.251327412287183</text:p>
          </table:table-cell>
          <table:table-cell table:formula="of:=SIN([.A6])" office:value-type="float" office:value="0.248689887164855" calcext:value-type="float">
            <text:p>0.248689887164855</text:p>
          </table:table-cell>
        </table:table-row>
        <table:table-row table:style-name="ro1">
          <table:table-cell table:formula="of:=[.A6]+2*PI()/100" office:value-type="float" office:value="0.314159265358979" calcext:value-type="float">
            <text:p>0.314159265358979</text:p>
          </table:table-cell>
          <table:table-cell table:formula="of:=SIN([.A7])" office:value-type="float" office:value="0.309016994374947" calcext:value-type="float">
            <text:p>0.309016994374947</text:p>
          </table:table-cell>
        </table:table-row>
        <table:table-row table:style-name="ro1">
          <table:table-cell table:formula="of:=[.A7]+2*PI()/100" office:value-type="float" office:value="0.376991118430775" calcext:value-type="float">
            <text:p>0.376991118430775</text:p>
          </table:table-cell>
          <table:table-cell table:formula="of:=SIN([.A8])" office:value-type="float" office:value="0.368124552684678" calcext:value-type="float">
            <text:p>0.368124552684678</text:p>
          </table:table-cell>
        </table:table-row>
        <table:table-row table:style-name="ro1">
          <table:table-cell table:formula="of:=[.A8]+2*PI()/100" office:value-type="float" office:value="0.439822971502571" calcext:value-type="float">
            <text:p>0.439822971502571</text:p>
          </table:table-cell>
          <table:table-cell table:formula="of:=SIN([.A9])" office:value-type="float" office:value="0.425779291565073" calcext:value-type="float">
            <text:p>0.425779291565073</text:p>
          </table:table-cell>
        </table:table-row>
        <table:table-row table:style-name="ro1">
          <table:table-cell table:formula="of:=[.A9]+2*PI()/100" office:value-type="float" office:value="0.502654824574367" calcext:value-type="float">
            <text:p>0.502654824574367</text:p>
          </table:table-cell>
          <table:table-cell table:formula="of:=SIN([.A10])" office:value-type="float" office:value="0.481753674101715" calcext:value-type="float">
            <text:p>0.481753674101715</text:p>
          </table:table-cell>
        </table:table-row>
        <table:table-row table:style-name="ro1">
          <table:table-cell table:formula="of:=[.A10]+2*PI()/100" office:value-type="float" office:value="0.565486677646163" calcext:value-type="float">
            <text:p>0.565486677646163</text:p>
          </table:table-cell>
          <table:table-cell table:formula="of:=SIN([.A11])" office:value-type="float" office:value="0.535826794978997" calcext:value-type="float">
            <text:p>0.535826794978997</text:p>
          </table:table-cell>
        </table:table-row>
        <table:table-row table:style-name="ro1">
          <table:table-cell table:formula="of:=[.A11]+2*PI()/100" office:value-type="float" office:value="0.628318530717958" calcext:value-type="float">
            <text:p>0.628318530717958</text:p>
          </table:table-cell>
          <table:table-cell table:formula="of:=SIN([.A12])" office:value-type="float" office:value="0.587785252292473" calcext:value-type="float">
            <text:p>0.587785252292473</text:p>
          </table:table-cell>
        </table:table-row>
        <table:table-row table:style-name="ro1">
          <table:table-cell table:formula="of:=[.A12]+2*PI()/100" office:value-type="float" office:value="0.691150383789754" calcext:value-type="float">
            <text:p>0.691150383789754</text:p>
          </table:table-cell>
          <table:table-cell table:formula="of:=SIN([.A13])" office:value-type="float" office:value="0.63742398974869" calcext:value-type="float">
            <text:p>0.63742398974869</text:p>
          </table:table-cell>
        </table:table-row>
        <table:table-row table:style-name="ro1">
          <table:table-cell table:formula="of:=[.A13]+2*PI()/100" office:value-type="float" office:value="0.75398223686155" calcext:value-type="float">
            <text:p>0.75398223686155</text:p>
          </table:table-cell>
          <table:table-cell table:formula="of:=SIN([.A14])" office:value-type="float" office:value="0.684547105928688" calcext:value-type="float">
            <text:p>0.684547105928688</text:p>
          </table:table-cell>
        </table:table-row>
        <table:table-row table:style-name="ro1">
          <table:table-cell table:formula="of:=[.A14]+2*PI()/100" office:value-type="float" office:value="0.816814089933346" calcext:value-type="float">
            <text:p>0.816814089933346</text:p>
          </table:table-cell>
          <table:table-cell table:formula="of:=SIN([.A15])" office:value-type="float" office:value="0.728968627421411" calcext:value-type="float">
            <text:p>0.728968627421411</text:p>
          </table:table-cell>
        </table:table-row>
        <table:table-row table:style-name="ro1">
          <table:table-cell table:formula="of:=[.A15]+2*PI()/100" office:value-type="float" office:value="0.879645943005142" calcext:value-type="float">
            <text:p>0.879645943005142</text:p>
          </table:table-cell>
          <table:table-cell table:formula="of:=SIN([.A16])" office:value-type="float" office:value="0.770513242775789" calcext:value-type="float">
            <text:p>0.770513242775789</text:p>
          </table:table-cell>
        </table:table-row>
        <table:table-row table:style-name="ro1">
          <table:table-cell table:formula="of:=[.A16]+2*PI()/100" office:value-type="float" office:value="0.942477796076938" calcext:value-type="float">
            <text:p>0.942477796076938</text:p>
          </table:table-cell>
          <table:table-cell table:formula="of:=SIN([.A17])" office:value-type="float" office:value="0.809016994374947" calcext:value-type="float">
            <text:p>0.809016994374947</text:p>
          </table:table-cell>
        </table:table-row>
        <table:table-row table:style-name="ro1">
          <table:table-cell table:formula="of:=[.A17]+2*PI()/100" office:value-type="float" office:value="1.00530964914873" calcext:value-type="float">
            <text:p>1.00530964914873</text:p>
          </table:table-cell>
          <table:table-cell table:formula="of:=SIN([.A18])" office:value-type="float" office:value="0.844327925502015" calcext:value-type="float">
            <text:p>0.844327925502015</text:p>
          </table:table-cell>
        </table:table-row>
        <table:table-row table:style-name="ro1">
          <table:table-cell table:formula="of:=[.A18]+2*PI()/100" office:value-type="float" office:value="1.06814150222053" calcext:value-type="float">
            <text:p>1.06814150222053</text:p>
          </table:table-cell>
          <table:table-cell table:formula="of:=SIN([.A19])" office:value-type="float" office:value="0.876306680043864" calcext:value-type="float">
            <text:p>0.876306680043864</text:p>
          </table:table-cell>
        </table:table-row>
        <table:table-row table:style-name="ro1">
          <table:table-cell table:formula="of:=[.A19]+2*PI()/100" office:value-type="float" office:value="1.13097335529233" calcext:value-type="float">
            <text:p>1.13097335529233</text:p>
          </table:table-cell>
          <table:table-cell table:formula="of:=SIN([.A20])" office:value-type="float" office:value="0.90482705246602" calcext:value-type="float">
            <text:p>0.90482705246602</text:p>
          </table:table-cell>
        </table:table-row>
        <table:table-row table:style-name="ro1">
          <table:table-cell table:formula="of:=[.A20]+2*PI()/100" office:value-type="float" office:value="1.19380520836412" calcext:value-type="float">
            <text:p>1.19380520836412</text:p>
          </table:table-cell>
          <table:table-cell table:formula="of:=SIN([.A21])" office:value-type="float" office:value="0.929776485888251" calcext:value-type="float">
            <text:p>0.929776485888251</text:p>
          </table:table-cell>
        </table:table-row>
        <table:table-row table:style-name="ro1">
          <table:table-cell table:formula="of:=[.A1]" office:value-type="string" office:string-value="X" calcext:value-type="string">
            <text:p>X</text:p>
          </table:table-cell>
          <table:table-cell table:formula="of:=[.B1]" office:value-type="string" office:string-value="Y" calcext:value-type="string">
            <text:p>Y</text:p>
          </table:table-cell>
        </table:table-row>
        <table:table-row table:style-name="ro1">
          <table:table-cell table:formula="of:=[.A21]+2*PI()/100" office:value-type="float" office:value="1.25663706143592" calcext:value-type="float">
            <text:p>1.25663706143592</text:p>
          </table:table-cell>
          <table:table-cell table:formula="of:=SIN([.A23])" office:value-type="float" office:value="0.951056516295154" calcext:value-type="float">
            <text:p>0.951056516295154</text:p>
          </table:table-cell>
        </table:table-row>
        <table:table-row table:style-name="ro1">
          <table:table-cell table:formula="of:=[.A23]+2*PI()/100" office:value-type="float" office:value="1.31946891450771" calcext:value-type="float">
            <text:p>1.31946891450771</text:p>
          </table:table-cell>
          <table:table-cell table:formula="of:=SIN([.A24])" office:value-type="float" office:value="0.968583161128631" calcext:value-type="float">
            <text:p>0.968583161128631</text:p>
          </table:table-cell>
        </table:table-row>
        <table:table-row table:style-name="ro1">
          <table:table-cell table:formula="of:=[.A24]+2*PI()/100" office:value-type="float" office:value="1.38230076757951" calcext:value-type="float">
            <text:p>1.38230076757951</text:p>
          </table:table-cell>
          <table:table-cell table:formula="of:=SIN([.A25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25]+2*PI()/100" office:value-type="float" office:value="1.44513262065131" calcext:value-type="float">
            <text:p>1.44513262065131</text:p>
          </table:table-cell>
          <table:table-cell table:formula="of:=SIN([.A26])" office:value-type="float" office:value="0.992114701314478" calcext:value-type="float">
            <text:p>0.992114701314478</text:p>
          </table:table-cell>
        </table:table-row>
        <table:table-row table:style-name="ro1">
          <table:table-cell table:formula="of:=[.A26]+2*PI()/100" office:value-type="float" office:value="1.5079644737231" calcext:value-type="float">
            <text:p>1.5079644737231</text:p>
          </table:table-cell>
          <table:table-cell table:formula="of:=SIN([.A27])" office:value-type="float" office:value="0.998026728428271" calcext:value-type="float">
            <text:p>0.998026728428271</text:p>
          </table:table-cell>
        </table:table-row>
        <table:table-row table:style-name="ro1">
          <table:table-cell table:formula="of:=[.A27]+2*PI()/100" office:value-type="float" office:value="1.5707963267949" calcext:value-type="float">
            <text:p>1.5707963267949</text:p>
          </table:table-cell>
          <table:table-cell table:formula="of:=SIN([.A28])" office:value-type="float" office:value="1" calcext:value-type="float">
            <text:p>1</text:p>
          </table:table-cell>
        </table:table-row>
        <table:table-row table:style-name="ro1">
          <table:table-cell table:formula="of:=[.A28]+2*PI()/100" office:value-type="float" office:value="1.63362817986669" calcext:value-type="float">
            <text:p>1.63362817986669</text:p>
          </table:table-cell>
          <table:table-cell table:formula="of:=SIN([.A29])" office:value-type="float" office:value="0.998026728428271" calcext:value-type="float">
            <text:p>0.998026728428271</text:p>
          </table:table-cell>
        </table:table-row>
        <table:table-row table:style-name="ro1">
          <table:table-cell table:formula="of:=[.A29]+2*PI()/100" office:value-type="float" office:value="1.69646003293849" calcext:value-type="float">
            <text:p>1.69646003293849</text:p>
          </table:table-cell>
          <table:table-cell table:formula="of:=SIN([.A30])" office:value-type="float" office:value="0.992114701314478" calcext:value-type="float">
            <text:p>0.992114701314478</text:p>
          </table:table-cell>
        </table:table-row>
        <table:table-row table:style-name="ro1">
          <table:table-cell table:formula="of:=[.A30]+2*PI()/100" office:value-type="float" office:value="1.75929188601029" calcext:value-type="float">
            <text:p>1.75929188601029</text:p>
          </table:table-cell>
          <table:table-cell table:formula="of:=SIN([.A31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31]+2*PI()/100" office:value-type="float" office:value="1.82212373908208" calcext:value-type="float">
            <text:p>1.82212373908208</text:p>
          </table:table-cell>
          <table:table-cell table:formula="of:=SIN([.A32])" office:value-type="float" office:value="0.968583161128631" calcext:value-type="float">
            <text:p>0.968583161128631</text:p>
          </table:table-cell>
        </table:table-row>
        <table:table-row table:style-name="ro1">
          <table:table-cell table:formula="of:=[.A32]+2*PI()/100" office:value-type="float" office:value="1.88495559215388" calcext:value-type="float">
            <text:p>1.88495559215388</text:p>
          </table:table-cell>
          <table:table-cell table:formula="of:=SIN([.A33])" office:value-type="float" office:value="0.951056516295153" calcext:value-type="float">
            <text:p>0.951056516295153</text:p>
          </table:table-cell>
        </table:table-row>
        <table:table-row table:style-name="ro1">
          <table:table-cell table:formula="of:=[.A33]+2*PI()/100" office:value-type="float" office:value="1.94778744522567" calcext:value-type="float">
            <text:p>1.94778744522567</text:p>
          </table:table-cell>
          <table:table-cell table:formula="of:=SIN([.A34])" office:value-type="float" office:value="0.929776485888251" calcext:value-type="float">
            <text:p>0.929776485888251</text:p>
          </table:table-cell>
        </table:table-row>
        <table:table-row table:style-name="ro1">
          <table:table-cell table:formula="of:=[.A34]+2*PI()/100" office:value-type="float" office:value="2.01061929829747" calcext:value-type="float">
            <text:p>2.01061929829747</text:p>
          </table:table-cell>
          <table:table-cell table:formula="of:=SIN([.A35])" office:value-type="float" office:value="0.904827052466019" calcext:value-type="float">
            <text:p>0.904827052466019</text:p>
          </table:table-cell>
        </table:table-row>
        <table:table-row table:style-name="ro1">
          <table:table-cell table:formula="of:=[.A35]+2*PI()/100" office:value-type="float" office:value="2.07345115136926" calcext:value-type="float">
            <text:p>2.07345115136926</text:p>
          </table:table-cell>
          <table:table-cell table:formula="of:=SIN([.A36])" office:value-type="float" office:value="0.876306680043863" calcext:value-type="float">
            <text:p>0.876306680043863</text:p>
          </table:table-cell>
        </table:table-row>
        <table:table-row table:style-name="ro1">
          <table:table-cell table:formula="of:=[.A36]+2*PI()/100" office:value-type="float" office:value="2.13628300444106" calcext:value-type="float">
            <text:p>2.13628300444106</text:p>
          </table:table-cell>
          <table:table-cell table:formula="of:=SIN([.A37])" office:value-type="float" office:value="0.844327925502014" calcext:value-type="float">
            <text:p>0.844327925502014</text:p>
          </table:table-cell>
        </table:table-row>
        <table:table-row table:style-name="ro1">
          <table:table-cell table:formula="of:=[.A37]+2*PI()/100" office:value-type="float" office:value="2.19911485751286" calcext:value-type="float">
            <text:p>2.19911485751286</text:p>
          </table:table-cell>
          <table:table-cell table:formula="of:=SIN([.A38])" office:value-type="float" office:value="0.809016994374947" calcext:value-type="float">
            <text:p>0.809016994374947</text:p>
          </table:table-cell>
        </table:table-row>
        <table:table-row table:style-name="ro1">
          <table:table-cell table:formula="of:=[.A38]+2*PI()/100" office:value-type="float" office:value="2.26194671058465" calcext:value-type="float">
            <text:p>2.26194671058465</text:p>
          </table:table-cell>
          <table:table-cell table:formula="of:=SIN([.A39])" office:value-type="float" office:value="0.770513242775788" calcext:value-type="float">
            <text:p>0.770513242775788</text:p>
          </table:table-cell>
        </table:table-row>
        <table:table-row table:style-name="ro1">
          <table:table-cell table:formula="of:=[.A39]+2*PI()/100" office:value-type="float" office:value="2.32477856365645" calcext:value-type="float">
            <text:p>2.32477856365645</text:p>
          </table:table-cell>
          <table:table-cell table:formula="of:=SIN([.A40])" office:value-type="float" office:value="0.728968627421411" calcext:value-type="float">
            <text:p>0.728968627421411</text:p>
          </table:table-cell>
        </table:table-row>
        <table:table-row table:style-name="ro1">
          <table:table-cell table:formula="of:=[.A40]+2*PI()/100" office:value-type="float" office:value="2.38761041672824" calcext:value-type="float">
            <text:p>2.38761041672824</text:p>
          </table:table-cell>
          <table:table-cell table:formula="of:=SIN([.A41])" office:value-type="float" office:value="0.684547105928688" calcext:value-type="float">
            <text:p>0.684547105928688</text:p>
          </table:table-cell>
        </table:table-row>
        <table:table-row table:style-name="ro1">
          <table:table-cell table:formula="of:=[.A41]+2*PI()/100" office:value-type="float" office:value="2.45044226980004" calcext:value-type="float">
            <text:p>2.45044226980004</text:p>
          </table:table-cell>
          <table:table-cell table:formula="of:=SIN([.A42])" office:value-type="float" office:value="0.637423989748689" calcext:value-type="float">
            <text:p>0.637423989748689</text:p>
          </table:table-cell>
        </table:table-row>
        <table:table-row table:style-name="ro1">
          <table:table-cell table:formula="of:=[.A22]" office:value-type="string" office:string-value="X" calcext:value-type="string">
            <text:p>X</text:p>
          </table:table-cell>
          <table:table-cell table:formula="of:=[.B22]" office:value-type="string" office:string-value="Y" calcext:value-type="string">
            <text:p>Y</text:p>
          </table:table-cell>
        </table:table-row>
        <table:table-row table:style-name="ro1">
          <table:table-cell table:formula="of:=[.A42]+2*PI()/100" office:value-type="float" office:value="2.51327412287184" calcext:value-type="float">
            <text:p>2.51327412287184</text:p>
          </table:table-cell>
          <table:table-cell table:formula="of:=SIN([.A44])" office:value-type="float" office:value="0.587785252292472" calcext:value-type="float">
            <text:p>0.587785252292472</text:p>
          </table:table-cell>
        </table:table-row>
        <table:table-row table:style-name="ro1">
          <table:table-cell table:formula="of:=[.A44]+2*PI()/100" office:value-type="float" office:value="2.57610597594363" calcext:value-type="float">
            <text:p>2.57610597594363</text:p>
          </table:table-cell>
          <table:table-cell table:formula="of:=SIN([.A45])" office:value-type="float" office:value="0.535826794978995" calcext:value-type="float">
            <text:p>0.535826794978995</text:p>
          </table:table-cell>
        </table:table-row>
        <table:table-row table:style-name="ro1">
          <table:table-cell table:formula="of:=[.A45]+2*PI()/100" office:value-type="float" office:value="2.63893782901543" calcext:value-type="float">
            <text:p>2.63893782901543</text:p>
          </table:table-cell>
          <table:table-cell table:formula="of:=SIN([.A46])" office:value-type="float" office:value="0.481753674101714" calcext:value-type="float">
            <text:p>0.481753674101714</text:p>
          </table:table-cell>
        </table:table-row>
        <table:table-row table:style-name="ro1">
          <table:table-cell table:formula="of:=[.A46]+2*PI()/100" office:value-type="float" office:value="2.70176968208722" calcext:value-type="float">
            <text:p>2.70176968208722</text:p>
          </table:table-cell>
          <table:table-cell table:formula="of:=SIN([.A47])" office:value-type="float" office:value="0.425779291565071" calcext:value-type="float">
            <text:p>0.425779291565071</text:p>
          </table:table-cell>
        </table:table-row>
        <table:table-row table:style-name="ro1">
          <table:table-cell table:formula="of:=[.A47]+2*PI()/100" office:value-type="float" office:value="2.76460153515902" calcext:value-type="float">
            <text:p>2.76460153515902</text:p>
          </table:table-cell>
          <table:table-cell table:formula="of:=SIN([.A48])" office:value-type="float" office:value="0.368124552684676" calcext:value-type="float">
            <text:p>0.368124552684676</text:p>
          </table:table-cell>
        </table:table-row>
        <table:table-row table:style-name="ro1">
          <table:table-cell table:formula="of:=[.A48]+2*PI()/100" office:value-type="float" office:value="2.82743338823082" calcext:value-type="float">
            <text:p>2.82743338823082</text:p>
          </table:table-cell>
          <table:table-cell table:formula="of:=SIN([.A49])" office:value-type="float" office:value="0.309016994374945" calcext:value-type="float">
            <text:p>0.309016994374945</text:p>
          </table:table-cell>
        </table:table-row>
        <table:table-row table:style-name="ro1">
          <table:table-cell table:formula="of:=[.A49]+2*PI()/100" office:value-type="float" office:value="2.89026524130261" calcext:value-type="float">
            <text:p>2.89026524130261</text:p>
          </table:table-cell>
          <table:table-cell table:formula="of:=SIN([.A50])" office:value-type="float" office:value="0.248689887164853" calcext:value-type="float">
            <text:p>0.248689887164853</text:p>
          </table:table-cell>
        </table:table-row>
        <table:table-row table:style-name="ro1">
          <table:table-cell table:formula="of:=[.A50]+2*PI()/100" office:value-type="float" office:value="2.95309709437441" calcext:value-type="float">
            <text:p>2.95309709437441</text:p>
          </table:table-cell>
          <table:table-cell table:formula="of:=SIN([.A51])" office:value-type="float" office:value="0.187381314585722" calcext:value-type="float">
            <text:p>0.187381314585722</text:p>
          </table:table-cell>
        </table:table-row>
        <table:table-row table:style-name="ro1">
          <table:table-cell table:formula="of:=[.A51]+2*PI()/100" office:value-type="float" office:value="3.0159289474462" calcext:value-type="float">
            <text:p>3.0159289474462</text:p>
          </table:table-cell>
          <table:table-cell table:formula="of:=SIN([.A52])" office:value-type="float" office:value="0.125333233564302" calcext:value-type="float">
            <text:p>0.125333233564302</text:p>
          </table:table-cell>
        </table:table-row>
        <table:table-row table:style-name="ro1">
          <table:table-cell table:formula="of:=[.A52]+2*PI()/100" office:value-type="float" office:value="3.078760800518" calcext:value-type="float">
            <text:p>3.078760800518</text:p>
          </table:table-cell>
          <table:table-cell table:formula="of:=SIN([.A53])" office:value-type="float" office:value="0.0627905195293109" calcext:value-type="float">
            <text:p>0.062790519529311</text:p>
          </table:table-cell>
        </table:table-row>
        <table:table-row table:style-name="ro1">
          <table:table-cell table:formula="of:=[.A53]+2*PI()/100" office:value-type="float" office:value="3.1415926535898" calcext:value-type="float">
            <text:p>3.1415926535898</text:p>
          </table:table-cell>
          <table:table-cell table:formula="of:=SIN([.A54])" office:value-type="float" office:value="-2.54207057918564E-015" calcext:value-type="float">
            <text:p>-2.54207057918564E-15</text:p>
          </table:table-cell>
        </table:table-row>
        <table:table-row table:style-name="ro1">
          <table:table-cell table:formula="of:=[.A54]+2*PI()/100" office:value-type="float" office:value="3.20442450666159" calcext:value-type="float">
            <text:p>3.20442450666159</text:p>
          </table:table-cell>
          <table:table-cell table:formula="of:=SIN([.A55])" office:value-type="float" office:value="-0.062790519529316" calcext:value-type="float">
            <text:p>-0.062790519529316</text:p>
          </table:table-cell>
        </table:table-row>
        <table:table-row table:style-name="ro1">
          <table:table-cell table:formula="of:=[.A55]+2*PI()/100" office:value-type="float" office:value="3.26725635973339" calcext:value-type="float">
            <text:p>3.26725635973339</text:p>
          </table:table-cell>
          <table:table-cell table:formula="of:=SIN([.A56])" office:value-type="float" office:value="-0.125333233564307" calcext:value-type="float">
            <text:p>-0.125333233564307</text:p>
          </table:table-cell>
        </table:table-row>
        <table:table-row table:style-name="ro1">
          <table:table-cell table:formula="of:=[.A56]+2*PI()/100" office:value-type="float" office:value="3.33008821280518" calcext:value-type="float">
            <text:p>3.33008821280518</text:p>
          </table:table-cell>
          <table:table-cell table:formula="of:=SIN([.A57])" office:value-type="float" office:value="-0.187381314585727" calcext:value-type="float">
            <text:p>-0.187381314585727</text:p>
          </table:table-cell>
        </table:table-row>
        <table:table-row table:style-name="ro1">
          <table:table-cell table:formula="of:=[.A57]+2*PI()/100" office:value-type="float" office:value="3.39292006587698" calcext:value-type="float">
            <text:p>3.39292006587698</text:p>
          </table:table-cell>
          <table:table-cell table:formula="of:=SIN([.A58])" office:value-type="float" office:value="-0.248689887164858" calcext:value-type="float">
            <text:p>-0.248689887164858</text:p>
          </table:table-cell>
        </table:table-row>
        <table:table-row table:style-name="ro1">
          <table:table-cell table:formula="of:=[.A58]+2*PI()/100" office:value-type="float" office:value="3.45575191894878" calcext:value-type="float">
            <text:p>3.45575191894878</text:p>
          </table:table-cell>
          <table:table-cell table:formula="of:=SIN([.A59])" office:value-type="float" office:value="-0.30901699437495" calcext:value-type="float">
            <text:p>-0.30901699437495</text:p>
          </table:table-cell>
        </table:table-row>
        <table:table-row table:style-name="ro1">
          <table:table-cell table:formula="of:=[.A59]+2*PI()/100" office:value-type="float" office:value="3.51858377202057" calcext:value-type="float">
            <text:p>3.51858377202057</text:p>
          </table:table-cell>
          <table:table-cell table:formula="of:=SIN([.A60])" office:value-type="float" office:value="-0.368124552684681" calcext:value-type="float">
            <text:p>-0.368124552684681</text:p>
          </table:table-cell>
        </table:table-row>
        <table:table-row table:style-name="ro1">
          <table:table-cell table:formula="of:=[.A60]+2*PI()/100" office:value-type="float" office:value="3.58141562509237" calcext:value-type="float">
            <text:p>3.58141562509237</text:p>
          </table:table-cell>
          <table:table-cell table:formula="of:=SIN([.A61])" office:value-type="float" office:value="-0.425779291565075" calcext:value-type="float">
            <text:p>-0.425779291565075</text:p>
          </table:table-cell>
        </table:table-row>
        <table:table-row table:style-name="ro1">
          <table:table-cell table:formula="of:=[.A61]+2*PI()/100" office:value-type="float" office:value="3.64424747816416" calcext:value-type="float">
            <text:p>3.64424747816416</text:p>
          </table:table-cell>
          <table:table-cell table:formula="of:=SIN([.A62])" office:value-type="float" office:value="-0.481753674101718" calcext:value-type="float">
            <text:p>-0.481753674101718</text:p>
          </table:table-cell>
        </table:table-row>
        <table:table-row table:style-name="ro1">
          <table:table-cell table:formula="of:=[.A62]+2*PI()/100" office:value-type="float" office:value="3.70707933123596" calcext:value-type="float">
            <text:p>3.70707933123596</text:p>
          </table:table-cell>
          <table:table-cell table:formula="of:=SIN([.A63])" office:value-type="float" office:value="-0.535826794978999" calcext:value-type="float">
            <text:p>-0.535826794978999</text:p>
          </table:table-cell>
        </table:table-row>
        <table:table-row table:style-name="ro1">
          <table:table-cell table:formula="of:=[.A43]" office:value-type="string" office:string-value="X" calcext:value-type="string">
            <text:p>X</text:p>
          </table:table-cell>
          <table:table-cell table:formula="of:=[.B43]" office:value-type="string" office:string-value="Y" calcext:value-type="string">
            <text:p>Y</text:p>
          </table:table-cell>
        </table:table-row>
        <table:table-row table:style-name="ro1">
          <table:table-cell table:formula="of:=[.A63]+2*PI()/100" office:value-type="float" office:value="3.76991118430776" calcext:value-type="float">
            <text:p>3.76991118430776</text:p>
          </table:table-cell>
          <table:table-cell table:formula="of:=SIN([.A65])" office:value-type="float" office:value="-0.587785252292476" calcext:value-type="float">
            <text:p>-0.587785252292476</text:p>
          </table:table-cell>
        </table:table-row>
        <table:table-row table:style-name="ro1">
          <table:table-cell table:formula="of:=[.A65]+2*PI()/100" office:value-type="float" office:value="3.83274303737955" calcext:value-type="float">
            <text:p>3.83274303737955</text:p>
          </table:table-cell>
          <table:table-cell table:formula="of:=SIN([.A66])" office:value-type="float" office:value="-0.637423989748692" calcext:value-type="float">
            <text:p>-0.637423989748692</text:p>
          </table:table-cell>
        </table:table-row>
        <table:table-row table:style-name="ro1">
          <table:table-cell table:formula="of:=[.A66]+2*PI()/100" office:value-type="float" office:value="3.89557489045135" calcext:value-type="float">
            <text:p>3.89557489045135</text:p>
          </table:table-cell>
          <table:table-cell table:formula="of:=SIN([.A67])" office:value-type="float" office:value="-0.684547105928691" calcext:value-type="float">
            <text:p>-0.684547105928691</text:p>
          </table:table-cell>
        </table:table-row>
        <table:table-row table:style-name="ro1">
          <table:table-cell table:formula="of:=[.A67]+2*PI()/100" office:value-type="float" office:value="3.95840674352314" calcext:value-type="float">
            <text:p>3.95840674352314</text:p>
          </table:table-cell>
          <table:table-cell table:formula="of:=SIN([.A68])" office:value-type="float" office:value="-0.728968627421414" calcext:value-type="float">
            <text:p>-0.728968627421414</text:p>
          </table:table-cell>
        </table:table-row>
        <table:table-row table:style-name="ro1">
          <table:table-cell table:formula="of:=[.A68]+2*PI()/100" office:value-type="float" office:value="4.02123859659494" calcext:value-type="float">
            <text:p>4.02123859659494</text:p>
          </table:table-cell>
          <table:table-cell table:formula="of:=SIN([.A69])" office:value-type="float" office:value="-0.770513242775792" calcext:value-type="float">
            <text:p>-0.770513242775792</text:p>
          </table:table-cell>
        </table:table-row>
        <table:table-row table:style-name="ro1">
          <table:table-cell table:formula="of:=[.A69]+2*PI()/100" office:value-type="float" office:value="4.08407044966673" calcext:value-type="float">
            <text:p>4.08407044966673</text:p>
          </table:table-cell>
          <table:table-cell table:formula="of:=SIN([.A70])" office:value-type="float" office:value="-0.809016994374949" calcext:value-type="float">
            <text:p>-0.809016994374949</text:p>
          </table:table-cell>
        </table:table-row>
        <table:table-row table:style-name="ro1">
          <table:table-cell table:formula="of:=[.A70]+2*PI()/100" office:value-type="float" office:value="4.14690230273853" calcext:value-type="float">
            <text:p>4.14690230273853</text:p>
          </table:table-cell>
          <table:table-cell table:formula="of:=SIN([.A71])" office:value-type="float" office:value="-0.844327925502017" calcext:value-type="float">
            <text:p>-0.844327925502017</text:p>
          </table:table-cell>
        </table:table-row>
        <table:table-row table:style-name="ro1">
          <table:table-cell table:formula="of:=[.A71]+2*PI()/100" office:value-type="float" office:value="4.20973415581033" calcext:value-type="float">
            <text:p>4.20973415581033</text:p>
          </table:table-cell>
          <table:table-cell table:formula="of:=SIN([.A72])" office:value-type="float" office:value="-0.876306680043865" calcext:value-type="float">
            <text:p>-0.876306680043865</text:p>
          </table:table-cell>
        </table:table-row>
        <table:table-row table:style-name="ro1">
          <table:table-cell table:formula="of:=[.A72]+2*PI()/100" office:value-type="float" office:value="4.27256600888212" calcext:value-type="float">
            <text:p>4.27256600888212</text:p>
          </table:table-cell>
          <table:table-cell table:formula="of:=SIN([.A73])" office:value-type="float" office:value="-0.90482705246602" calcext:value-type="float">
            <text:p>-0.90482705246602</text:p>
          </table:table-cell>
        </table:table-row>
        <table:table-row table:style-name="ro1">
          <table:table-cell table:formula="of:=[.A73]+2*PI()/100" office:value-type="float" office:value="4.33539786195392" calcext:value-type="float">
            <text:p>4.33539786195392</text:p>
          </table:table-cell>
          <table:table-cell table:formula="of:=SIN([.A74])" office:value-type="float" office:value="-0.929776485888252" calcext:value-type="float">
            <text:p>-0.929776485888252</text:p>
          </table:table-cell>
        </table:table-row>
        <table:table-row table:style-name="ro1">
          <table:table-cell table:formula="of:=[.A74]+2*PI()/100" office:value-type="float" office:value="4.39822971502571" calcext:value-type="float">
            <text:p>4.39822971502571</text:p>
          </table:table-cell>
          <table:table-cell table:formula="of:=SIN([.A75])" office:value-type="float" office:value="-0.951056516295154" calcext:value-type="float">
            <text:p>-0.951056516295154</text:p>
          </table:table-cell>
        </table:table-row>
        <table:table-row table:style-name="ro1">
          <table:table-cell table:formula="of:=[.A75]+2*PI()/100" office:value-type="float" office:value="4.46106156809751" calcext:value-type="float">
            <text:p>4.46106156809751</text:p>
          </table:table-cell>
          <table:table-cell table:formula="of:=SIN([.A76])" office:value-type="float" office:value="-0.968583161128631" calcext:value-type="float">
            <text:p>-0.968583161128631</text:p>
          </table:table-cell>
        </table:table-row>
        <table:table-row table:style-name="ro1">
          <table:table-cell table:formula="of:=[.A76]+2*PI()/100" office:value-type="float" office:value="4.5238934211693" calcext:value-type="float">
            <text:p>4.5238934211693</text:p>
          </table:table-cell>
          <table:table-cell table:formula="of:=SIN([.A77])" office:value-type="float" office:value="-0.982287250728689" calcext:value-type="float">
            <text:p>-0.982287250728689</text:p>
          </table:table-cell>
        </table:table-row>
        <table:table-row table:style-name="ro1">
          <table:table-cell table:formula="of:=[.A77]+2*PI()/100" office:value-type="float" office:value="4.5867252742411" calcext:value-type="float">
            <text:p>4.5867252742411</text:p>
          </table:table-cell>
          <table:table-cell table:formula="of:=SIN([.A78])" office:value-type="float" office:value="-0.992114701314478" calcext:value-type="float">
            <text:p>-0.992114701314478</text:p>
          </table:table-cell>
        </table:table-row>
        <table:table-row table:style-name="ro1">
          <table:table-cell table:formula="of:=[.A78]+2*PI()/100" office:value-type="float" office:value="4.64955712731289" calcext:value-type="float">
            <text:p>4.64955712731289</text:p>
          </table:table-cell>
          <table:table-cell table:formula="of:=SIN([.A79])" office:value-type="float" office:value="-0.998026728428271" calcext:value-type="float">
            <text:p>-0.998026728428271</text:p>
          </table:table-cell>
        </table:table-row>
        <table:table-row table:style-name="ro1">
          <table:table-cell table:formula="of:=[.A79]+2*PI()/100" office:value-type="float" office:value="4.71238898038469" calcext:value-type="float">
            <text:p>4.71238898038469</text:p>
          </table:table-cell>
          <table:table-cell table:formula="of:=SIN([.A80])" office:value-type="float" office:value="-1" calcext:value-type="float">
            <text:p>-1</text:p>
          </table:table-cell>
        </table:table-row>
        <table:table-row table:style-name="ro1">
          <table:table-cell table:formula="of:=[.A80]+2*PI()/100" office:value-type="float" office:value="4.77522083345649" calcext:value-type="float">
            <text:p>4.77522083345649</text:p>
          </table:table-cell>
          <table:table-cell table:formula="of:=SIN([.A81])" office:value-type="float" office:value="-0.998026728428271" calcext:value-type="float">
            <text:p>-0.998026728428271</text:p>
          </table:table-cell>
        </table:table-row>
        <table:table-row table:style-name="ro1">
          <table:table-cell table:formula="of:=[.A81]+2*PI()/100" office:value-type="float" office:value="4.83805268652828" calcext:value-type="float">
            <text:p>4.83805268652828</text:p>
          </table:table-cell>
          <table:table-cell table:formula="of:=SIN([.A82])" office:value-type="float" office:value="-0.992114701314478" calcext:value-type="float">
            <text:p>-0.992114701314478</text:p>
          </table:table-cell>
        </table:table-row>
        <table:table-row table:style-name="ro1">
          <table:table-cell table:formula="of:=[.A82]+2*PI()/100" office:value-type="float" office:value="4.90088453960008" calcext:value-type="float">
            <text:p>4.90088453960008</text:p>
          </table:table-cell>
          <table:table-cell table:formula="of:=SIN([.A83])" office:value-type="float" office:value="-0.982287250728689" calcext:value-type="float">
            <text:p>-0.982287250728689</text:p>
          </table:table-cell>
        </table:table-row>
        <table:table-row table:style-name="ro1">
          <table:table-cell table:formula="of:=[.A83]+2*PI()/100" office:value-type="float" office:value="4.96371639267187" calcext:value-type="float">
            <text:p>4.96371639267187</text:p>
          </table:table-cell>
          <table:table-cell table:formula="of:=SIN([.A84])" office:value-type="float" office:value="-0.968583161128631" calcext:value-type="float">
            <text:p>-0.968583161128631</text:p>
          </table:table-cell>
        </table:table-row>
        <table:table-row table:style-name="ro1">
          <table:table-cell table:formula="of:=[.A64]" office:value-type="string" office:string-value="X" calcext:value-type="string">
            <text:p>X</text:p>
          </table:table-cell>
          <table:table-cell table:formula="of:=[.B64]" office:value-type="string" office:string-value="Y" calcext:value-type="string">
            <text:p>Y</text:p>
          </table:table-cell>
        </table:table-row>
        <table:table-row table:style-name="ro1">
          <table:table-cell table:formula="of:=[.A84]+2*PI()/100" office:value-type="float" office:value="5.02654824574367" calcext:value-type="float">
            <text:p>5.02654824574367</text:p>
          </table:table-cell>
          <table:table-cell table:formula="of:=SIN([.A86])" office:value-type="float" office:value="-0.951056516295154" calcext:value-type="float">
            <text:p>-0.951056516295154</text:p>
          </table:table-cell>
        </table:table-row>
        <table:table-row table:style-name="ro1">
          <table:table-cell table:formula="of:=[.A86]+2*PI()/100" office:value-type="float" office:value="5.08938009881546" calcext:value-type="float">
            <text:p>5.08938009881546</text:p>
          </table:table-cell>
          <table:table-cell table:formula="of:=SIN([.A87])" office:value-type="float" office:value="-0.929776485888252" calcext:value-type="float">
            <text:p>-0.929776485888252</text:p>
          </table:table-cell>
        </table:table-row>
        <table:table-row table:style-name="ro1">
          <table:table-cell table:formula="of:=[.A87]+2*PI()/100" office:value-type="float" office:value="5.15221195188726" calcext:value-type="float">
            <text:p>5.15221195188726</text:p>
          </table:table-cell>
          <table:table-cell table:formula="of:=SIN([.A88])" office:value-type="float" office:value="-0.904827052466021" calcext:value-type="float">
            <text:p>-0.904827052466021</text:p>
          </table:table-cell>
        </table:table-row>
        <table:table-row table:style-name="ro1">
          <table:table-cell table:formula="of:=[.A88]+2*PI()/100" office:value-type="float" office:value="5.21504380495905" calcext:value-type="float">
            <text:p>5.21504380495905</text:p>
          </table:table-cell>
          <table:table-cell table:formula="of:=SIN([.A89])" office:value-type="float" office:value="-0.876306680043865" calcext:value-type="float">
            <text:p>-0.876306680043865</text:p>
          </table:table-cell>
        </table:table-row>
        <table:table-row table:style-name="ro1">
          <table:table-cell table:formula="of:=[.A89]+2*PI()/100" office:value-type="float" office:value="5.27787565803085" calcext:value-type="float">
            <text:p>5.27787565803085</text:p>
          </table:table-cell>
          <table:table-cell table:formula="of:=SIN([.A90])" office:value-type="float" office:value="-0.844327925502017" calcext:value-type="float">
            <text:p>-0.844327925502017</text:p>
          </table:table-cell>
        </table:table-row>
        <table:table-row table:style-name="ro1">
          <table:table-cell table:formula="of:=[.A90]+2*PI()/100" office:value-type="float" office:value="5.34070751110265" calcext:value-type="float">
            <text:p>5.34070751110265</text:p>
          </table:table-cell>
          <table:table-cell table:formula="of:=SIN([.A91])" office:value-type="float" office:value="-0.80901699437495" calcext:value-type="float">
            <text:p>-0.80901699437495</text:p>
          </table:table-cell>
        </table:table-row>
        <table:table-row table:style-name="ro1">
          <table:table-cell table:formula="of:=[.A91]+2*PI()/100" office:value-type="float" office:value="5.40353936417444" calcext:value-type="float">
            <text:p>5.40353936417444</text:p>
          </table:table-cell>
          <table:table-cell table:formula="of:=SIN([.A92])" office:value-type="float" office:value="-0.770513242775792" calcext:value-type="float">
            <text:p>-0.770513242775792</text:p>
          </table:table-cell>
        </table:table-row>
        <table:table-row table:style-name="ro1">
          <table:table-cell table:formula="of:=[.A92]+2*PI()/100" office:value-type="float" office:value="5.46637121724624" calcext:value-type="float">
            <text:p>5.46637121724624</text:p>
          </table:table-cell>
          <table:table-cell table:formula="of:=SIN([.A93])" office:value-type="float" office:value="-0.728968627421415" calcext:value-type="float">
            <text:p>-0.728968627421415</text:p>
          </table:table-cell>
        </table:table-row>
        <table:table-row table:style-name="ro1">
          <table:table-cell table:formula="of:=[.A93]+2*PI()/100" office:value-type="float" office:value="5.52920307031803" calcext:value-type="float">
            <text:p>5.52920307031803</text:p>
          </table:table-cell>
          <table:table-cell table:formula="of:=SIN([.A94])" office:value-type="float" office:value="-0.684547105928692" calcext:value-type="float">
            <text:p>-0.684547105928692</text:p>
          </table:table-cell>
        </table:table-row>
        <table:table-row table:style-name="ro1">
          <table:table-cell table:formula="of:=[.A94]+2*PI()/100" office:value-type="float" office:value="5.59203492338983" calcext:value-type="float">
            <text:p>5.59203492338983</text:p>
          </table:table-cell>
          <table:table-cell table:formula="of:=SIN([.A95])" office:value-type="float" office:value="-0.637423989748694" calcext:value-type="float">
            <text:p>-0.637423989748694</text:p>
          </table:table-cell>
        </table:table-row>
        <table:table-row table:style-name="ro1">
          <table:table-cell table:formula="of:=[.A95]+2*PI()/100" office:value-type="float" office:value="5.65486677646162" calcext:value-type="float">
            <text:p>5.65486677646162</text:p>
          </table:table-cell>
          <table:table-cell table:formula="of:=SIN([.A96])" office:value-type="float" office:value="-0.587785252292478" calcext:value-type="float">
            <text:p>-0.587785252292478</text:p>
          </table:table-cell>
        </table:table-row>
        <table:table-row table:style-name="ro1">
          <table:table-cell table:formula="of:=[.A96]+2*PI()/100" office:value-type="float" office:value="5.71769862953342" calcext:value-type="float">
            <text:p>5.71769862953342</text:p>
          </table:table-cell>
          <table:table-cell table:formula="of:=SIN([.A97])" office:value-type="float" office:value="-0.535826794979002" calcext:value-type="float">
            <text:p>-0.535826794979002</text:p>
          </table:table-cell>
        </table:table-row>
        <table:table-row table:style-name="ro1">
          <table:table-cell table:formula="of:=[.A97]+2*PI()/100" office:value-type="float" office:value="5.78053048260521" calcext:value-type="float">
            <text:p>5.78053048260521</text:p>
          </table:table-cell>
          <table:table-cell table:formula="of:=SIN([.A98])" office:value-type="float" office:value="-0.481753674101721" calcext:value-type="float">
            <text:p>-0.481753674101721</text:p>
          </table:table-cell>
        </table:table-row>
        <table:table-row table:style-name="ro1">
          <table:table-cell table:formula="of:=[.A98]+2*PI()/100" office:value-type="float" office:value="5.84336233567701" calcext:value-type="float">
            <text:p>5.84336233567701</text:p>
          </table:table-cell>
          <table:table-cell table:formula="of:=SIN([.A99])" office:value-type="float" office:value="-0.425779291565079" calcext:value-type="float">
            <text:p>-0.425779291565079</text:p>
          </table:table-cell>
        </table:table-row>
        <table:table-row table:style-name="ro1">
          <table:table-cell table:formula="of:=[.A99]+2*PI()/100" office:value-type="float" office:value="5.9061941887488" calcext:value-type="float">
            <text:p>5.9061941887488</text:p>
          </table:table-cell>
          <table:table-cell table:formula="of:=SIN([.A100])" office:value-type="float" office:value="-0.368124552684684" calcext:value-type="float">
            <text:p>-0.368124552684684</text:p>
          </table:table-cell>
        </table:table-row>
        <table:table-row table:style-name="ro1">
          <table:table-cell table:formula="of:=[.A100]+2*PI()/100" office:value-type="float" office:value="5.9690260418206" calcext:value-type="float">
            <text:p>5.9690260418206</text:p>
          </table:table-cell>
          <table:table-cell table:formula="of:=SIN([.A101])" office:value-type="float" office:value="-0.309016994374954" calcext:value-type="float">
            <text:p>-0.309016994374954</text:p>
          </table:table-cell>
        </table:table-row>
        <table:table-row table:style-name="ro1">
          <table:table-cell table:formula="of:=[.A101]+2*PI()/100" office:value-type="float" office:value="6.0318578948924" calcext:value-type="float">
            <text:p>6.0318578948924</text:p>
          </table:table-cell>
          <table:table-cell table:formula="of:=SIN([.A102])" office:value-type="float" office:value="-0.248689887164862" calcext:value-type="float">
            <text:p>-0.248689887164862</text:p>
          </table:table-cell>
        </table:table-row>
        <table:table-row table:style-name="ro1">
          <table:table-cell table:formula="of:=[.A102]+2*PI()/100" office:value-type="float" office:value="6.09468974796419" calcext:value-type="float">
            <text:p>6.09468974796419</text:p>
          </table:table-cell>
          <table:table-cell table:formula="of:=SIN([.A103])" office:value-type="float" office:value="-0.187381314585733" calcext:value-type="float">
            <text:p>-0.187381314585733</text:p>
          </table:table-cell>
        </table:table-row>
        <table:table-row table:style-name="ro1">
          <table:table-cell table:formula="of:=[.A103]+2*PI()/100" office:value-type="float" office:value="6.15752160103599" calcext:value-type="float">
            <text:p>6.15752160103599</text:p>
          </table:table-cell>
          <table:table-cell table:formula="of:=SIN([.A104])" office:value-type="float" office:value="-0.125333233564313" calcext:value-type="float">
            <text:p>-0.125333233564313</text:p>
          </table:table-cell>
        </table:table-row>
        <table:table-row table:style-name="ro1">
          <table:table-cell table:formula="of:=[.A104]+2*PI()/100" office:value-type="float" office:value="6.22035345410778" calcext:value-type="float">
            <text:p>6.22035345410778</text:p>
          </table:table-cell>
          <table:table-cell table:formula="of:=SIN([.A105])" office:value-type="float" office:value="-0.0627905195293221" calcext:value-type="float">
            <text:p>-0.062790519529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6:55:07.471568064</meta:creation-date>
    <dc:date>2023-01-03T17:00:55.868814032</dc:date>
    <meta:editing-duration>PT5M49S</meta:editing-duration>
    <meta:editing-cycles>1</meta:editing-cycles>
    <meta:document-statistic meta:table-count="1" meta:cell-count="21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4.417cm" svg:y="4.203cm" style:legend-expansion="high" chart:style-name="ch2"/>
        <chart:plot-area chart:style-name="ch3" table:cell-range-address="Sheet1.A1:Sheet1.B102" chart:data-source-has-labels="row" svg:x="0.319cm" svg:y="0.18cm" svg:width="13.779cm" svg:height="8.645cm">
          <chartooo:coordinate-region svg:x="1.152cm" svg:y="0.379cm" svg:width="12.85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2" chart:label-cell-address="Sheet1.B1:Sheet1.B1" chart:class="chart:scatter">
            <chart:domain table:cell-range-address="Sheet1.A2:Sheet1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8318530717959">
                <text:p>0.0628318530717959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663706143592">
                <text:p>0.12566370614359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8495559215388">
                <text:p>0.18849555921538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327412287183">
                <text:p>0.251327412287183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6991118430775">
                <text:p>0.37699111843077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9822971502571">
                <text:p>0.439822971502571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654824574367">
                <text:p>0.502654824574367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5486677646163">
                <text:p>0.565486677646163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8318530717958">
                <text:p>0.62831853071795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1150383789754">
                <text:p>0.69115038378975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398223686155">
                <text:p>0.7539822368615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6814089933346">
                <text:p>0.81681408993334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9645943005142">
                <text:p>0.87964594300514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530964914873">
                <text:p>1.00530964914873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14150222053">
                <text:p>1.06814150222053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097335529233">
                <text:p>1.13097335529233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380520836412">
                <text:p>1.1938052083641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946891450771">
                <text:p>1.31946891450771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230076757951">
                <text:p>1.38230076757951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513262065131">
                <text:p>1.44513262065131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79644737231">
                <text:p>1.5079644737231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3362817986669">
                <text:p>1.63362817986669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9646003293849">
                <text:p>1.6964600329384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5929188601029">
                <text:p>1.75929188601029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2212373908208">
                <text:p>1.8221237390820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8495559215388">
                <text:p>1.8849555921538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4778744522567">
                <text:p>1.94778744522567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1061929829747">
                <text:p>2.01061929829747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7345115136926">
                <text:p>2.07345115136926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3628300444106">
                <text:p>2.13628300444106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9911485751286">
                <text:p>2.1991148575128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6194671058465">
                <text:p>2.26194671058465</text:p>
              </table:table-cell>
              <table:table-cell office:value-type="float" office:value="0.770513242775788">
                <text:p>0.770513242775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2477856365645">
                <text:p>2.32477856365645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8761041672824">
                <text:p>2.3876104167282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5044226980004">
                <text:p>2.4504422698000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1327412287184">
                <text:p>2.51327412287184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7610597594363">
                <text:p>2.57610597594363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3893782901543">
                <text:p>2.63893782901543</text:p>
              </table:table-cell>
              <table:table-cell office:value-type="float" office:value="0.481753674101714">
                <text:p>0.4817536741017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0176968208722">
                <text:p>2.70176968208722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6460153515902">
                <text:p>2.76460153515902</text:p>
              </table:table-cell>
              <table:table-cell office:value-type="float" office:value="0.368124552684676">
                <text:p>0.3681245526846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2743338823082">
                <text:p>2.82743338823082</text:p>
              </table:table-cell>
              <table:table-cell office:value-type="float" office:value="0.309016994374945">
                <text:p>0.3090169943749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9026524130261">
                <text:p>2.89026524130261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5309709437441">
                <text:p>2.95309709437441</text:p>
              </table:table-cell>
              <table:table-cell office:value-type="float" office:value="0.187381314585722">
                <text:p>0.187381314585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159289474462">
                <text:p>3.0159289474462</text:p>
              </table:table-cell>
              <table:table-cell office:value-type="float" office:value="0.125333233564302">
                <text:p>0.125333233564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78760800518">
                <text:p>3.078760800518</text:p>
              </table:table-cell>
              <table:table-cell office:value-type="float" office:value="0.0627905195293109">
                <text:p>0.0627905195293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415926535898">
                <text:p>3.1415926535898</text:p>
              </table:table-cell>
              <table:table-cell office:value-type="float" office:value="-2.54207057918564E-015">
                <text:p>-2.54207057918564E-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0442450666159">
                <text:p>3.20442450666159</text:p>
              </table:table-cell>
              <table:table-cell office:value-type="float" office:value="-0.062790519529316">
                <text:p>-0.0627905195293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6725635973339">
                <text:p>3.26725635973339</text:p>
              </table:table-cell>
              <table:table-cell office:value-type="float" office:value="-0.125333233564307">
                <text:p>-0.125333233564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3008821280518">
                <text:p>3.33008821280518</text:p>
              </table:table-cell>
              <table:table-cell office:value-type="float" office:value="-0.187381314585727">
                <text:p>-0.187381314585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9292006587698">
                <text:p>3.39292006587698</text:p>
              </table:table-cell>
              <table:table-cell office:value-type="float" office:value="-0.248689887164858">
                <text:p>-0.2486898871648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5575191894878">
                <text:p>3.45575191894878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1858377202057">
                <text:p>3.51858377202057</text:p>
              </table:table-cell>
              <table:table-cell office:value-type="float" office:value="-0.368124552684681">
                <text:p>-0.368124552684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8141562509237">
                <text:p>3.58141562509237</text:p>
              </table:table-cell>
              <table:table-cell office:value-type="float" office:value="-0.425779291565075">
                <text:p>-0.425779291565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4424747816416">
                <text:p>3.64424747816416</text:p>
              </table:table-cell>
              <table:table-cell office:value-type="float" office:value="-0.481753674101718">
                <text:p>-0.4817536741017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0707933123596">
                <text:p>3.70707933123596</text:p>
              </table:table-cell>
              <table:table-cell office:value-type="float" office:value="-0.535826794978999">
                <text:p>-0.535826794978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6991118430776">
                <text:p>3.76991118430776</text:p>
              </table:table-cell>
              <table:table-cell office:value-type="float" office:value="-0.587785252292476">
                <text:p>-0.587785252292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3274303737955">
                <text:p>3.83274303737955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9557489045135">
                <text:p>3.89557489045135</text:p>
              </table:table-cell>
              <table:table-cell office:value-type="float" office:value="-0.684547105928691">
                <text:p>-0.6845471059286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5840674352314">
                <text:p>3.95840674352314</text:p>
              </table:table-cell>
              <table:table-cell office:value-type="float" office:value="-0.728968627421414">
                <text:p>-0.7289686274214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2123859659494">
                <text:p>4.02123859659494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08407044966673">
                <text:p>4.08407044966673</text:p>
              </table:table-cell>
              <table:table-cell office:value-type="float" office:value="-0.809016994374949">
                <text:p>-0.809016994374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4690230273853">
                <text:p>4.14690230273853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0973415581033">
                <text:p>4.20973415581033</text:p>
              </table:table-cell>
              <table:table-cell office:value-type="float" office:value="-0.876306680043865">
                <text:p>-0.8763066800438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7256600888212">
                <text:p>4.2725660088821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3539786195392">
                <text:p>4.33539786195392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9822971502571">
                <text:p>4.3982297150257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6106156809751">
                <text:p>4.46106156809751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238934211693">
                <text:p>4.523893421169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867252742411">
                <text:p>4.5867252742411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4955712731289">
                <text:p>4.64955712731289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7522083345649">
                <text:p>4.77522083345649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83805268652828">
                <text:p>4.8380526865282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0088453960008">
                <text:p>4.9008845396000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6371639267187">
                <text:p>4.96371639267187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2654824574367">
                <text:p>5.0265482457436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8938009881546">
                <text:p>5.0893800988154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15221195188726">
                <text:p>5.15221195188726</text:p>
              </table:table-cell>
              <table:table-cell office:value-type="float" office:value="-0.904827052466021">
                <text:p>-0.904827052466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21504380495905">
                <text:p>5.21504380495905</text:p>
              </table:table-cell>
              <table:table-cell office:value-type="float" office:value="-0.876306680043865">
                <text:p>-0.8763066800438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7787565803085">
                <text:p>5.27787565803085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4070751110265">
                <text:p>5.34070751110265</text:p>
              </table:table-cell>
              <table:table-cell office:value-type="float" office:value="-0.80901699437495">
                <text:p>-0.809016994374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0353936417444">
                <text:p>5.40353936417444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46637121724624">
                <text:p>5.46637121724624</text:p>
              </table:table-cell>
              <table:table-cell office:value-type="float" office:value="-0.728968627421415">
                <text:p>-0.7289686274214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2920307031803">
                <text:p>5.52920307031803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9203492338983">
                <text:p>5.59203492338983</text:p>
              </table:table-cell>
              <table:table-cell office:value-type="float" office:value="-0.637423989748694">
                <text:p>-0.6374239897486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65486677646162">
                <text:p>5.65486677646162</text:p>
              </table:table-cell>
              <table:table-cell office:value-type="float" office:value="-0.587785252292478">
                <text:p>-0.587785252292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71769862953342">
                <text:p>5.71769862953342</text:p>
              </table:table-cell>
              <table:table-cell office:value-type="float" office:value="-0.535826794979002">
                <text:p>-0.535826794979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78053048260521">
                <text:p>5.78053048260521</text:p>
              </table:table-cell>
              <table:table-cell office:value-type="float" office:value="-0.481753674101721">
                <text:p>-0.481753674101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84336233567701">
                <text:p>5.84336233567701</text:p>
              </table:table-cell>
              <table:table-cell office:value-type="float" office:value="-0.425779291565079">
                <text:p>-0.4257792915650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9061941887488">
                <text:p>5.9061941887488</text:p>
              </table:table-cell>
              <table:table-cell office:value-type="float" office:value="-0.368124552684684">
                <text:p>-0.3681245526846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9690260418206">
                <text:p>5.9690260418206</text:p>
              </table:table-cell>
              <table:table-cell office:value-type="float" office:value="-0.309016994374954">
                <text:p>-0.3090169943749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0318578948924">
                <text:p>6.0318578948924</text:p>
              </table:table-cell>
              <table:table-cell office:value-type="float" office:value="-0.248689887164862">
                <text:p>-0.248689887164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